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dddddd" draw:textarea-horizontal-align="justify" draw:textarea-vertical-align="middle" draw:auto-grow-height="false" fo:min-height="0.563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measure" style:list-style-name="L1">
      <style:graphic-properties svg:stroke-color="#ff3333" draw:opacity="100%" draw:textarea-vertical-align="middle" draw:line-distance="0.502cm"/>
    </style:style>
    <style:style style:name="gr4" style:family="graphic" style:parent-style-name="measure" style:list-style-name="L1">
      <style:graphic-properties draw:opacity="100%" draw:textarea-vertical-align="middle" draw:line-distance="0.502cm"/>
    </style:style>
    <style:style style:name="gr5" style:family="graphic" style:parent-style-name="measure" style:list-style-name="L1">
      <style:graphic-properties draw:opacity="100%" draw:textarea-vertical-align="middle" draw:line-distance="0.502cm"/>
    </style:style>
    <style:style style:name="gr6" style:family="graphic" style:parent-style-name="measure" style:list-style-name="L1">
      <style:graphic-properties draw:opacity="100%" draw:textarea-vertical-align="middle" draw:line-distance="0.502cm"/>
    </style:style>
    <style:style style:name="gr7" style:family="graphic" style:parent-style-name="measure" style:list-style-name="L1">
      <style:graphic-properties draw:opacity="100%" draw:textarea-vertical-align="middle" draw:line-distance="0.502cm"/>
    </style:style>
    <style:style style:name="gr8" style:family="graphic" style:parent-style-name="measure" style:list-style-name="L1">
      <style:graphic-properties draw:opacity="100%" draw:textarea-vertical-align="middle" draw:line-distance="0.502cm"/>
    </style:style>
    <style:style style:name="gr9" style:family="graphic" style:parent-style-name="measure" style:list-style-name="L1">
      <style:graphic-properties draw:opacity="100%" draw:textarea-vertical-align="middle" draw:line-distance="0.502cm"/>
    </style:style>
    <style:style style:name="gr10" style:family="graphic" style:parent-style-name="measure" style:list-style-name="L1">
      <style:graphic-properties draw:opacity="100%" draw:textarea-vertical-align="middle" draw:line-distance="0.502cm"/>
    </style:style>
    <style:style style:name="gr11" style:family="graphic" style:parent-style-name="measure" style:list-style-name="L1">
      <style:graphic-properties draw:opacity="100%" draw:textarea-vertical-align="middle" draw:line-distance="0.502cm"/>
    </style:style>
    <style:style style:name="gr12" style:family="graphic" style:parent-style-name="measure" style:list-style-name="L1">
      <style:graphic-properties draw:opacity="100%" draw:textarea-vertical-align="middle" draw:line-distance="0.502cm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objectwithoutfill">
      <style:graphic-properties svg:stroke-color="#b2b2b2" draw:fill="none" draw:textarea-vertical-align="middle"/>
    </style:style>
    <style:style style:name="gr17" style:family="graphic" style:parent-style-name="objectwithoutfill">
      <style:graphic-properties svg:stroke-color="#9999ff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9999ff" draw:fill="none" draw:textarea-vertical-align="middle"/>
    </style:style>
    <style:style style:name="gr19" style:family="graphic" style:parent-style-name="standard">
      <style:graphic-properties svg:stroke-color="#cccccc" draw:fill-color="#ffffff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svg:stroke-color="#cccccc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3.56cm" fo:min-width="0cm"/>
    </style:style>
    <style:style style:name="gr23" style:family="graphic" style:parent-style-name="standard">
      <style:graphic-properties svg:stroke-color="#ff3333" draw:fill-color="#ff9999" draw:textarea-horizontal-align="justify" draw:textarea-vertical-align="middle" draw:auto-grow-height="false" fo:min-height="1.655cm" fo:min-width="0cm"/>
    </style:style>
    <style:style style:name="gr24" style:family="graphic" style:parent-style-name="standard">
      <style:graphic-properties svg:stroke-color="#ff3333" draw:fill-color="#ff9999" draw:textarea-horizontal-align="justify" draw:textarea-vertical-align="middle" draw:auto-grow-height="false" fo:min-height="1.274cm" fo:min-width="0cm"/>
    </style:style>
    <style:style style:name="gr25" style:family="graphic" style:parent-style-name="standard">
      <style:graphic-properties svg:stroke-color="#ff3333" draw:fill-color="#ff9999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ff3333" draw:fill-color="#ff9999" draw:textarea-horizontal-align="justify" draw:textarea-vertical-align="middle" draw:auto-grow-height="false" fo:min-height="0.639cm" fo:min-width="0cm"/>
    </style:style>
    <style:style style:name="gr27" style:family="graphic" style:parent-style-name="standard">
      <style:graphic-properties svg:stroke-color="#3333ff" draw:fill-color="#cc66ff" draw:textarea-horizontal-align="justify" draw:textarea-vertical-align="middle" draw:auto-grow-height="false" fo:min-height="0.564cm" fo:min-width="0cm"/>
    </style:style>
    <style:style style:name="gr28" style:family="graphic" style:parent-style-name="standard">
      <style:graphic-properties svg:stroke-color="#3333ff" draw:fill-color="#ff9999" draw:textarea-horizontal-align="justify" draw:textarea-vertical-align="middle" draw:auto-grow-height="false" fo:min-height="1.147cm" fo:min-width="0cm"/>
    </style:style>
    <style:style style:name="gr29" style:family="graphic" style:parent-style-name="standard">
      <style:graphic-properties svg:stroke-color="#3333ff" draw:fill-color="#ff9999" draw:textarea-horizontal-align="justify" draw:textarea-vertical-align="middle" draw:auto-grow-height="false" fo:min-height="0.512cm" fo:min-width="0cm"/>
    </style:style>
    <style:style style:name="gr30" style:family="graphic" style:parent-style-name="standard">
      <style:graphic-properties svg:stroke-color="#3333ff" draw:fill-color="#ff9999" draw:textarea-horizontal-align="justify" draw:textarea-vertical-align="middle" draw:auto-grow-height="false" fo:min-height="0.893cm" fo:min-width="0cm"/>
    </style:style>
    <style:style style:name="gr31" style:family="graphic" style:parent-style-name="standard">
      <style:graphic-properties svg:stroke-color="#3333ff" draw:fill-color="#ff9999" draw:textarea-horizontal-align="justify" draw:textarea-vertical-align="middle" draw:auto-grow-height="false" fo:min-height="0.385cm" fo:min-width="0cm"/>
    </style:style>
    <style:style style:name="gr32" style:family="graphic" style:parent-style-name="standard">
      <style:graphic-properties svg:stroke-color="#3333ff" draw:fill-color="#999999" draw:textarea-horizontal-align="justify" draw:textarea-vertical-align="middle" draw:auto-grow-height="false" fo:min-height="2.671cm" fo:min-width="0cm"/>
    </style:style>
    <style:style style:name="gr33" style:family="graphic" style:parent-style-name="standard">
      <style:graphic-properties svg:stroke-color="#3333ff" draw:fill-color="#999999" draw:textarea-horizontal-align="justify" draw:textarea-vertical-align="middle" draw:auto-grow-height="false" fo:min-height="1.655cm" fo:min-width="0cm"/>
    </style:style>
    <style:style style:name="gr34" style:family="graphic" style:parent-style-name="standard">
      <style:graphic-properties svg:stroke-color="#3333ff" draw:fill-color="#999999" draw:textarea-horizontal-align="justify" draw:textarea-vertical-align="middle" draw:auto-grow-height="false" fo:min-height="0.639cm" fo:min-width="0cm"/>
    </style:style>
    <style:style style:name="gr35" style:family="graphic" style:parent-style-name="standard">
      <style:graphic-properties svg:stroke-color="#3333ff" draw:fill-color="#999999" draw:textarea-horizontal-align="justify" draw:textarea-vertical-align="middle" draw:auto-grow-height="false" fo:min-height="0.766cm" fo:min-width="0cm"/>
    </style:style>
    <style:style style:name="gr36" style:family="graphic" style:parent-style-name="standard">
      <style:graphic-properties svg:stroke-color="#111111" draw:fill-color="#cccccc" draw:textarea-horizontal-align="justify" draw:textarea-vertical-align="middle" draw:auto-grow-height="false" fo:min-height="0.004cm" fo:min-width="0cm"/>
    </style:style>
    <style:style style:name="gr37" style:family="graphic" style:parent-style-name="objectwithoutfill">
      <style:graphic-properties svg:stroke-color="#0000ff" draw:fill="none" draw:textarea-vertical-align="middle"/>
    </style:style>
    <style:style style:name="gr38" style:family="graphic" style:parent-style-name="standard">
      <style:graphic-properties svg:stroke-color="#111111" draw:fill-color="#dddddd" draw:textarea-horizontal-align="justify" draw:textarea-vertical-align="middle" draw:auto-grow-height="false" fo:min-height="0.639cm" fo:min-width="0cm"/>
    </style:style>
    <style:style style:name="gr39" style:family="graphic" style:parent-style-name="standard">
      <style:graphic-properties svg:stroke-color="#66ccff" draw:fill-color="#cccccc" draw:textarea-horizontal-align="justify" draw:textarea-vertical-align="middle" draw:auto-grow-height="false" fo:min-height="0.766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72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253cm"/>
    </style:style>
    <style:style style:name="gr4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loext:graphic-properties draw:fill-color="#999999"/>
      <style:paragraph-properties fo:text-align="center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127cm" svg:height="0.813cm" svg:x="9.097cm" svg:y="15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763cm" svg:y1="8.759cm" svg:x2="14.939cm" svg:y2="8.759cm">
          <text:p/>
        </draw:line>
        <draw:measure draw:style-name="gr3" draw:text-style-name="P4" draw:layer="measurelines" svg:x1="5.558cm" svg:y1="8.763cm" svg:x2="5.587cm" svg:y2="6.873cm">
          <text:p text:style-name="P3"><text:span text:style-name="T1"><text:measure text:kind="gap"/></text:span><text:span text:style-name="T1"><text:measure text:kind="value">0.7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4" draw:text-style-name="P4" draw:layer="measurelines" svg:x1="5.658cm" svg:y1="6.742cm" svg:x2="5.716cm" svg:y2="2.936cm">
          <text:p text:style-name="P3"><text:span text:style-name="T1"><text:measure text:kind="gap"/></text:span><text:span text:style-name="T1"><text:measure text:kind="value">1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5" draw:text-style-name="P4" draw:layer="measurelines" svg:x1="8.258cm" svg:y1="8.796cm" svg:x2="8.305cm" svg:y2="5.73cm">
          <text:p text:style-name="P3"><text:span text:style-name="T1"><text:measure text:kind="gap"/></text:span><text:span text:style-name="T1"><text:measure text:kind="value">1.2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6" draw:text-style-name="P4" draw:layer="measurelines" svg:x1="8.376cm" svg:y1="5.603cm" svg:x2="8.416cm" svg:y2="2.969cm">
          <text:p text:style-name="P3"><text:span text:style-name="T1"><text:measure text:kind="gap"/></text:span><text:span text:style-name="T1"><text:measure text:kind="value">1.04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7" draw:text-style-name="P4" draw:layer="measurelines" svg:x1="11.069cm" svg:y1="8.774cm" svg:x2="11.08cm" svg:y2="8.016cm">
          <text:p text:style-name="P3"><text:span text:style-name="T1"><text:measure text:kind="gap"/></text:span><text:span text:style-name="T1"><text:measure text:kind="unit">"</text:measure></text:span><text:span text:style-name="T1">c</text:span></text:p>
        </draw:measure>
        <draw:measure draw:style-name="gr8" draw:text-style-name="P4" draw:layer="measurelines" svg:x1="11.152cm" svg:y1="7.889cm" svg:x2="11.227cm" svg:y2="2.947cm">
          <text:p text:style-name="P3"><text:span text:style-name="T1"><text:measure text:kind="gap"/></text:span><text:span text:style-name="T1"> </text:span><text:span text:style-name="T1"><text:measure text:kind="unit">"</text:measure></text:span><text:span text:style-name="T1"><text:measure text:kind="gap"/></text:span><text:span text:style-name="T1">A</text:span></text:p>
        </draw:measure>
        <draw:measure draw:style-name="gr9" draw:text-style-name="P4" draw:layer="measurelines" svg:x1="13.171cm" svg:y1="3.952cm" svg:x2="13.186cm" svg:y2="2.947cm">
          <text:p text:style-name="P3"><text:span text:style-name="T1">4</text:span></text:p>
          <text:p text:style-name="P3"><text:span text:style-name="T1"><text:measure text:kind="gap"/></text:span></text:p>
        </draw:measure>
        <draw:measure draw:style-name="gr10" draw:text-style-name="P4" draw:layer="measurelines" svg:x1="13.136cm" svg:y1="7.678cm" svg:x2="13.161cm" svg:y2="5.946cm">
          <text:p text:style-name="P3"><text:span text:style-name="T1">2</text:span></text:p>
        </draw:measure>
        <draw:measure draw:style-name="gr11" draw:text-style-name="P4" draw:layer="measurelines" svg:x1="13.188cm" svg:y1="5.837cm" svg:x2="13.213cm" svg:y2="4.105cm">
          <text:p text:style-name="P3"><text:span text:style-name="T1">3</text:span></text:p>
        </draw:measure>
        <draw:measure draw:style-name="gr12" draw:text-style-name="P4" draw:layer="measurelines" svg:x1="13.12cm" svg:y1="8.778cm" svg:x2="13.133cm" svg:y2="7.817cm">
          <text:p text:style-name="P3"><text:span text:style-name="T1">1</text:span></text:p>
          <text:p text:style-name="P3"><text:span text:style-name="T1"/></text:p>
        </draw:measure>
        <draw:frame draw:style-name="gr13" draw:text-style-name="P5" draw:layer="layout" svg:width="1.524cm" svg:height="0.887cm" svg:x="4.217cm" svg:y="9.413cm">
          <draw:text-box>
            <text:p><text:span text:style-name="T2">Perish / survive</text:span></text:p>
          </draw:text-box>
        </draw:frame>
        <draw:frame draw:style-name="gr13" draw:text-style-name="P5" draw:layer="layout" svg:width="1.27cm" svg:height="0.887cm" svg:x="7.192cm" svg:y="9.413cm">
          <draw:text-box>
            <text:p><text:span text:style-name="T2">F / M</text:span></text:p>
          </draw:text-box>
        </draw:frame>
        <draw:frame draw:style-name="gr13" draw:text-style-name="P5" draw:layer="layout" svg:width="1.397cm" svg:height="0.887cm" svg:x="9.951cm" svg:y="9.413cm">
          <draw:text-box>
            <text:p><text:span text:style-name="T2">Adult </text:span><text:span text:style-name="T2">/ child</text:span></text:p>
          </draw:text-box>
        </draw:frame>
        <draw:frame draw:style-name="gr13" draw:text-style-name="P5" draw:layer="layout" svg:width="1.27cm" svg:height="0.887cm" svg:x="12.018cm" svg:y="9.415cm">
          <draw:text-box>
            <text:p><text:span text:style-name="T2">Class</text:span></text:p>
          </draw:text-box>
        </draw:frame>
        <draw:line draw:style-name="gr2" draw:text-style-name="P2" draw:layer="layout" svg:x1="5.853cm" svg:y1="16.741cm" svg:x2="15.478cm" svg:y2="16.741cm">
          <text:p/>
        </draw:line>
        <draw:frame draw:style-name="gr14" draw:text-style-name="P5" draw:layer="layout" svg:width="1.351cm" svg:height="0.635cm" svg:x="5.037cm" svg:y="16.106cm">
          <draw:text-box>
            <text:p><text:span text:style-name="T2">Pe</text:span><text:span text:style-name="T2">ris</text:span><text:span text:style-name="T2">h</text:span></text:p>
          </draw:text-box>
        </draw:frame>
        <draw:frame draw:style-name="gr13" draw:text-style-name="P5" draw:layer="layout" svg:width="1.27cm" svg:height="0.887cm" svg:x="6.715cm" svg:y="18.907cm">
          <draw:text-box>
            <text:p><text:span text:style-name="T2">M / F</text:span></text:p>
          </draw:text-box>
        </draw:frame>
        <draw:frame draw:style-name="gr13" draw:text-style-name="P5" draw:layer="layout" svg:width="1.397cm" svg:height="0.887cm" svg:x="9.854cm" svg:y="18.697cm">
          <draw:text-box>
            <text:p><text:span text:style-name="T2">Adult / child</text:span></text:p>
          </draw:text-box>
        </draw:frame>
        <draw:frame draw:style-name="gr13" draw:text-style-name="P5" draw:layer="layout" svg:width="1.27cm" svg:height="0.887cm" svg:x="12.221cm" svg:y="18.699cm">
          <draw:text-box>
            <text:p><text:span text:style-name="T2">Class</text:span></text:p>
          </draw:text-box>
        </draw:frame>
        <draw:line draw:style-name="gr15" draw:text-style-name="P2" draw:layer="layout" svg:x1="4.583cm" svg:y1="18.453cm" svg:x2="14.176cm" svg:y2="18.453cm">
          <text:p/>
        </draw:line>
        <draw:frame draw:style-name="gr13" draw:text-style-name="P5" draw:layer="layout" svg:width="1.524cm" svg:height="0.887cm" svg:x="3.386cm" svg:y="18.138cm">
          <draw:text-box>
            <text:p><text:span text:style-name="T2">survive</text:span></text:p>
          </draw:text-box>
        </draw:frame>
        <draw:line draw:style-name="gr16" draw:text-style-name="P2" draw:layer="layout" svg:x1="9.702cm" svg:y1="16.172cm" svg:x2="7.45cm" svg:y2="18.519cm">
          <text:p/>
        </draw:line>
        <draw:line draw:style-name="gr17" draw:text-style-name="P2" draw:layer="layout" svg:x1="9.703cm" svg:y1="13.672cm" svg:x2="7.577cm" svg:y2="15.852cm">
          <text:p/>
        </draw:line>
        <draw:line draw:style-name="gr16" draw:text-style-name="P2" draw:layer="layout" svg:x1="12.503cm" svg:y1="16.172cm" svg:x2="10.244cm" svg:y2="18.519cm">
          <text:p/>
        </draw:line>
        <draw:line draw:style-name="gr17" draw:text-style-name="P2" draw:layer="layout" svg:x1="12.504cm" svg:y1="13.672cm" svg:x2="10.371cm" svg:y2="15.852cm">
          <text:p/>
        </draw:line>
        <draw:line draw:style-name="gr17" draw:text-style-name="P2" draw:layer="layout" svg:x1="9.155cm" svg:y1="14.241cm" svg:x2="14.616cm" svg:y2="14.241cm">
          <text:p/>
        </draw:line>
        <draw:line draw:style-name="gr16" draw:text-style-name="P2" draw:layer="layout" svg:x1="13.003cm" svg:y1="18.486cm" svg:x2="15.21cm" svg:y2="16.279cm">
          <text:p/>
        </draw:line>
        <draw:line draw:style-name="gr17" draw:text-style-name="P2" draw:layer="layout" svg:x1="13.006cm" svg:y1="15.821cm" svg:x2="14.595cm" svg:y2="14.232cm">
          <text:p/>
        </draw:line>
        <draw:line draw:style-name="gr18" draw:text-style-name="P2" draw:layer="layout" svg:x1="13.152cm" svg:y1="17.165cm" svg:x2="14.886cm" svg:y2="15.432cm">
          <text:p/>
        </draw:line>
        <draw:line draw:style-name="gr18" draw:text-style-name="P2" draw:layer="layout" svg:x1="12.938cm" svg:y1="14.462cm" svg:x2="14.87cm" svg:y2="12.511cm">
          <text:p/>
        </draw:line>
        <draw:g>
          <draw:custom-shape draw:style-name="gr19" draw:text-style-name="P6" draw:layer="layout" svg:width="0.889cm" svg:height="0.889cm" svg:x="7.096cm" svg:y="11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7.59cm" svg:y1="11.781cm" svg:x2="7.985cm" svg:y2="11.583cm">
            <text:p/>
          </draw:line>
          <draw:line draw:style-name="gr20" draw:text-style-name="P2" draw:layer="layout" svg:x1="7.59cm" svg:y1="11.781cm" svg:x2="7.195cm" svg:y2="11.485cm">
            <text:p/>
          </draw:line>
          <draw:line draw:style-name="gr20" draw:text-style-name="P2" draw:layer="layout" svg:x1="7.604cm" svg:y1="12.176cm" svg:x2="7.604cm" svg:y2="14.208cm">
            <text:p/>
          </draw:line>
        </draw:g>
        <draw:g>
          <draw:custom-shape draw:style-name="gr19" draw:text-style-name="P6" draw:layer="layout" svg:width="0.889cm" svg:height="0.889cm" svg:x="9.91cm" svg:y="11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0.404cm" svg:y1="11.819cm" svg:x2="10.799cm" svg:y2="11.621cm">
            <text:p/>
          </draw:line>
          <draw:line draw:style-name="gr20" draw:text-style-name="P2" draw:layer="layout" svg:x1="10.404cm" svg:y1="11.819cm" svg:x2="10.009cm" svg:y2="11.523cm">
            <text:p/>
          </draw:line>
          <draw:line draw:style-name="gr20" draw:text-style-name="P2" draw:layer="layout" svg:x1="10.418cm" svg:y1="12.214cm" svg:x2="10.418cm" svg:y2="14.246cm">
            <text:p/>
          </draw:line>
        </draw:g>
        <draw:g>
          <draw:custom-shape draw:style-name="gr19" draw:text-style-name="P6" draw:layer="layout" svg:width="0.889cm" svg:height="0.889cm" svg:x="14.137cm" svg:y="10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4.631cm" svg:y1="10.61cm" svg:x2="15.026cm" svg:y2="10.412cm">
            <text:p/>
          </draw:line>
          <draw:line draw:style-name="gr20" draw:text-style-name="P2" draw:layer="layout" svg:x1="14.631cm" svg:y1="10.61cm" svg:x2="14.236cm" svg:y2="10.314cm">
            <text:p/>
          </draw:line>
          <draw:line draw:style-name="gr20" draw:text-style-name="P2" draw:layer="layout" svg:x1="14.645cm" svg:y1="11.005cm" svg:x2="14.645cm" svg:y2="13.037cm">
            <text:p/>
          </draw:line>
        </draw:g>
        <draw:g>
          <draw:custom-shape draw:style-name="gr19" draw:text-style-name="P6" draw:layer="layout" svg:width="0.889cm" svg:height="0.889cm" svg:x="11.483cm" svg:y="10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11.977cm" svg:y1="10.629cm" svg:x2="12.372cm" svg:y2="10.431cm">
            <text:p/>
          </draw:line>
          <draw:line draw:style-name="gr20" draw:text-style-name="P2" draw:layer="layout" svg:x1="11.977cm" svg:y1="10.629cm" svg:x2="11.582cm" svg:y2="10.333cm">
            <text:p/>
          </draw:line>
          <draw:line draw:style-name="gr20" draw:text-style-name="P2" draw:layer="layout" svg:x1="11.991cm" svg:y1="11.024cm" svg:x2="11.991cm" svg:y2="13.056cm">
            <text:p/>
          </draw:line>
        </draw:g>
        <draw:g>
          <draw:custom-shape draw:style-name="gr19" draw:text-style-name="P6" draw:layer="layout" svg:width="0.889cm" svg:height="0.889cm" svg:x="8.714cm" svg:y="10.2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0" draw:text-style-name="P2" draw:layer="layout" svg:x1="9.208cm" svg:y1="10.743cm" svg:x2="9.603cm" svg:y2="10.545cm">
            <text:p/>
          </draw:line>
          <draw:line draw:style-name="gr20" draw:text-style-name="P2" draw:layer="layout" svg:x1="9.208cm" svg:y1="10.743cm" svg:x2="8.813cm" svg:y2="10.447cm">
            <text:p/>
          </draw:line>
          <draw:line draw:style-name="gr20" draw:text-style-name="P2" draw:layer="layout" svg:x1="9.222cm" svg:y1="11.138cm" svg:x2="9.222cm" svg:y2="13.17cm">
            <text:p/>
          </draw:line>
        </draw:g>
        <draw:g>
          <draw:custom-shape draw:style-name="gr19" draw:text-style-name="P6" draw:layer="layout" svg:width="0.889cm" svg:height="0.889cm" draw:transform="rotate (1.5707963267949) translate (3.404cm 17.1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899cm" svg:y1="16.7cm" svg:x2="3.701cm" svg:y2="16.305cm">
            <text:p/>
          </draw:line>
          <draw:line draw:style-name="gr20" draw:text-style-name="P2" draw:layer="layout" svg:x1="3.898cm" svg:y1="16.7cm" svg:x2="3.602cm" svg:y2="17.095cm">
            <text:p/>
          </draw:line>
          <draw:line draw:style-name="gr20" draw:text-style-name="P2" draw:layer="layout" svg:x1="4.293cm" svg:y1="16.686cm" svg:x2="6.325cm" svg:y2="16.686cm">
            <text:p/>
          </draw:line>
        </draw:g>
        <draw:g>
          <draw:custom-shape draw:style-name="gr19" draw:text-style-name="P6" draw:layer="layout" svg:width="0.889cm" svg:height="0.889cm" draw:transform="rotate (1.5707963267949) translate (1.889cm 18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384cm" svg:y1="18.413cm" svg:x2="2.186cm" svg:y2="18.018cm">
            <text:p/>
          </draw:line>
          <draw:line draw:style-name="gr20" draw:text-style-name="P2" draw:layer="layout" svg:x1="2.383cm" svg:y1="18.413cm" svg:x2="2.087cm" svg:y2="18.808cm">
            <text:p/>
          </draw:line>
          <draw:line draw:style-name="gr20" draw:text-style-name="P2" draw:layer="layout" svg:x1="2.778cm" svg:y1="18.399cm" svg:x2="4.81cm" svg:y2="18.399cm">
            <text:p/>
          </draw:line>
        </draw:g>
        <draw:g>
          <draw:custom-shape draw:style-name="gr19" draw:text-style-name="P6" draw:layer="layout" svg:width="0.889cm" svg:height="0.889cm" draw:transform="rotate (1.5707963267949) translate (3.27cm 14.6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3.765cm" svg:y1="14.198cm" svg:x2="3.567cm" svg:y2="13.803cm">
            <text:p/>
          </draw:line>
          <draw:line draw:style-name="gr20" draw:text-style-name="P2" draw:layer="layout" svg:x1="3.764cm" svg:y1="14.198cm" svg:x2="3.468cm" svg:y2="14.593cm">
            <text:p/>
          </draw:line>
          <draw:line draw:style-name="gr20" draw:text-style-name="P2" draw:layer="layout" svg:x1="4.159cm" svg:y1="14.184cm" svg:x2="8.62cm" svg:y2="14.184cm">
            <text:p/>
          </draw:line>
          <draw:custom-shape draw:style-name="gr19" draw:text-style-name="P6" draw:layer="layout" svg:width="0.889cm" svg:height="0.889cm" draw:transform="rotate (1.5707963267949) translate (1.755cm 16.3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2.25cm" svg:y1="15.811cm" svg:x2="2.052cm" svg:y2="15.416cm">
            <text:p/>
          </draw:line>
          <draw:line draw:style-name="gr20" draw:text-style-name="P2" draw:layer="layout" svg:x1="2.249cm" svg:y1="15.811cm" svg:x2="1.953cm" svg:y2="16.206cm">
            <text:p/>
          </draw:line>
          <draw:line draw:style-name="gr20" draw:text-style-name="P2" draw:layer="layout" svg:x1="2.644cm" svg:y1="15.797cm" svg:x2="7.223cm" svg:y2="15.797cm">
            <text:p/>
          </draw:line>
        </draw:g>
        <draw:frame draw:style-name="gr21" draw:text-style-name="P7" draw:layer="layout" svg:width="13.716cm" svg:height="0.962cm" svg:x="1.889cm" svg:y="1.127cm">
          <draw:text-box>
            <text:p>https://observablehq.com/@d3/parallel-sets</text:p>
          </draw:text-box>
        </draw:frame>
        <draw:custom-shape draw:style-name="gr22" draw:text-style-name="P8" draw:layer="layout" svg:width="0.127cm" svg:height="3.81cm" svg:x="6.461cm" svg:y="12.9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127cm" svg:height="1.905cm" svg:x="4.937cm" svg:y="16.49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0.127cm" svg:height="1.524cm" svg:x="7.477cm" svg:y="16.8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127cm" svg:height="0.254cm" svg:x="10.244cm" svg:y="18.1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127cm" svg:height="0.889cm" svg:x="12.938cm" svg:y="17.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127cm" svg:height="0.814cm" svg:x="12.965cm" svg:y="16.59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127cm" svg:height="1.397cm" svg:x="7.477cm" svg:y="14.46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0.127cm" svg:height="0.762cm" svg:x="10.271cm" svg:y="15.09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0.127cm" svg:height="1.143cm" svg:x="12.938cm" svg:y="14.7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0.127cm" svg:height="0.635cm" svg:x="12.938cm" svg:y="13.7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0.127cm" svg:height="2.921cm" svg:x="9.128cm" svg:y="11.28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0.127cm" svg:height="1.905cm" svg:x="11.922cm" svg:y="12.30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0.127cm" svg:height="0.889cm" svg:x="14.589cm" svg:y="13.3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0.127cm" svg:height="1.016cm" svg:x="14.589cm" svg:y="11.69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127cm" svg:height="0.254cm" svg:x="11.795cm" svg:y="16.494cm">
          <text:p/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631cm" svg:y1="15.852cm" svg:x2="13.092cm" svg:y2="15.852cm">
          <text:p/>
        </draw:line>
        <draw:custom-shape draw:style-name="gr38" draw:text-style-name="P1" draw:layer="layout" svg:width="0.127cm" svg:height="0.889cm" svg:x="14.616cm" svg:y="15.85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0.127cm" svg:height="1.016cm" svg:x="14.616cm" svg:y="14.589cm">
          <text:p/>
          <draw:enhanced-geometry svg:viewBox="0 0 21600 21600" draw:type="rectangle" draw:enhanced-path="M 0 0 L 21600 0 21600 21600 0 21600 0 0 Z N"/>
        </draw:custom-shape>
        <draw:frame draw:style-name="gr40" draw:text-style-name="P5" draw:layer="layout" svg:width="3.224cm" svg:height="1.016cm" svg:x="6.666cm" svg:y="15.709cm">
          <draw:text-box>
            <text:p><text:span text:style-name="T2">x=1</text:span></text:p>
            <text:p><text:span text:style-name="T2">[y:1,z:1,v:367]</text:span></text:p>
          </draw:text-box>
        </draw:frame>
        <draw:frame draw:style-name="gr41" draw:text-style-name="P5" draw:layer="layout" svg:width="2.753cm" svg:height="1.016cm" svg:x="8.407cm" svg:y="14.103cm">
          <draw:text-box>
            <text:p><text:span text:style-name="T2">x</text:span><text:span text:style-name="T2">=</text:span><text:span text:style-name="T2">1</text:span></text:p>
            <text:p><text:span text:style-name="T2">[</text:span><text:span text:style-name="T2">y</text:span><text:span text:style-name="T2">:</text:span><text:span text:style-name="T2">1</text:span><text:span text:style-name="T2">,</text:span><text:span text:style-name="T2">z</text:span><text:span text:style-name="T2">:</text:span><text:span text:style-name="T2">0</text:span><text:span text:style-name="T2">,</text:span><text:span text:style-name="T2">v</text:span><text:span text:style-name="T2">:</text:span><text:span text:style-name="T2">1</text:span><text:span text:style-name="T2">3</text:span><text:span text:style-name="T2">6</text:span><text:span text:style-name="T2">4</text:span><text:span text:style-name="T2">]</text:span></text:p>
          </draw:text-box>
        </draw:frame>
        <draw:frame draw:style-name="gr41" draw:text-style-name="P5" draw:layer="layout" svg:width="2.753cm" svg:height="1.016cm" svg:x="8.437cm" svg:y="16.637cm">
          <draw:text-box>
            <text:p><text:span text:style-name="T2">x=1</text:span></text:p>
            <text:p><text:span text:style-name="T2">[y:0,z:</text:span><text:span text:style-name="T2">0,v:12</text:span><text:span text:style-name="T2">6]</text:span></text:p>
          </draw:text-box>
        </draw:frame>
        <draw:frame draw:style-name="gr42" draw:text-style-name="P5" draw:layer="layout" svg:width="2.753cm" svg:height="0.889cm" svg:x="6.588cm" svg:y="18.018cm">
          <draw:text-box>
            <text:p><text:span text:style-name="T2">x=1</text:span></text:p>
            <text:p><text:span text:style-name="T2">[y:0,z:1</text:span><text:span text:style-name="T2">,v:344</text:span></text:p>
          </draw:text-box>
        </draw:frame>
        <presentation:notes draw:style-name="dp2">
          <draw:page-thumbnail draw:style-name="gr43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9T15:07:08.885383368</meta:creation-date>
    <dc:date>2020-03-20T23:21:29.429093196</dc:date>
    <meta:editing-duration>PT58M18S</meta:editing-duration>
    <meta:editing-cycles>15</meta:editing-cycles>
    <meta:generator>LibreOffice/5.1.6.2$Linux_X86_64 LibreOffice_project/10m0$Build-2</meta:generator>
    <meta:document-statistic meta:object-count="117"/>
  </office:meta>
</office:document-meta>
</file>